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26.7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9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ket</text:p>
          </table:table-cell>
          <table:table-cell office:value-type="string" calcext:value-type="string">
            <text:p>Numm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Zugewiesen</text:p>
          </table:table-cell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#1 05. Mai 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erzeugen</text:p>
          </table:table-cell>
          <table:table-cell office:value-type="string" calcext:value-type="string">
            <text:p>Wenn der Spieler das Spiel startet, dann wird das Level entsprechend des gewählten Schwierigkeitsgrads erzeugt.</text:p>
          </table:table-cell>
          <table:table-cell/>
          <table:table-cell office:value-type="string" calcext:value-type="string">
            <text:p>Levelstruktur</text:p>
          </table:table-cell>
        </table:table-row>
        <table:table-row table:style-name="ro1">
          <table:table-cell office:value-type="string" calcext:value-type="string">
            <text:p>#1 05. Mai 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ktualisieren</text:p>
          </table:table-cell>
          <table:table-cell office:value-type="string" calcext:value-type="string">
            <text:p>Wenn der Spieler das Spiel startet, <text:s/>dann fährt der C mit Standardgeschwindigkeit los</text:p>
          </table:table-cell>
          <table:table-cell/>
          <table:table-cell office:value-type="string" calcext:value-type="string">
            <text:p>Levelstruktur, Rendering</text:p>
          </table:table-cell>
        </table:table-row>
        <table:table-row table:style-name="ro1">
          <table:table-cell office:value-type="string" calcext:value-type="string">
            <text:p>#1 05. Mai 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evel anzeigen</text:p>
          </table:table-cell>
          <table:table-cell office:value-type="string" calcext:value-type="string">
            <text:p>Wenn der Spieler ein Spiel lädt, wird das Level angezeigt.</text:p>
          </table:table-cell>
          <table:table-cell/>
          <table:table-cell office:value-type="string" calcext:value-type="string">
            <text:p>Levelstruktur, Rendering</text:p>
          </table:table-cell>
        </table:table-row>
        <table:table-row table:style-name="ro1">
          <table:table-cell office:value-type="string" calcext:value-type="string">
            <text:p>#1 05. Mai 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aden von Assets</text:p>
          </table:table-cell>
          <table:table-cell office:value-type="string" calcext:value-type="string">
            <text:p>Wenn das Level lädt, dann werden die Daten aus der DB gelesen.</text:p>
          </table:table-cell>
          <table:table-cell/>
          <table:table-cell office:value-type="string" calcext:value-type="string">
            <text:p>Datenbankanbindung, Ressourcenverwaltung</text:p>
          </table:table-cell>
        </table:table-row>
        <table:table-row table:style-name="ro1">
          <table:table-cell office:value-type="string" calcext:value-type="string">
            <text:p>#1 05. Mai 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artmenü</text:p>
          </table:table-cell>
          <table:table-cell office:value-type="string" calcext:value-type="string">
            <text:p>Wenn der User das Spiel startet, <text:s/>dann sieht er das Startmenü.</text:p>
          </table:table-cell>
          <table:table-cell/>
          <table:table-cell office:value-type="string" calcext:value-type="string">
            <text:p>Menüs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rechts werfen</text:p>
          </table:table-cell>
          <table:table-cell office:value-type="string" calcext:value-type="string">
            <text:p>Wenn der Spieler X drückt, wirft der C eine Zeitung nach rechts</text:p>
          </table:table-cell>
          <table:table-cell/>
          <table:table-cell office:value-type="string" calcext:value-type="string">
            <text:p>Spielercharaktere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 nach links werfen</text:p>
          </table:table-cell>
          <table:table-cell office:value-type="string" calcext:value-type="string">
            <text:p>Wenn der Spieler Y drückt, wirft der C eine Zeitung nach links</text:p>
          </table:table-cell>
          <table:table-cell/>
          <table:table-cell office:value-type="string" calcext:value-type="string">
            <text:p>Spielercharaktere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erhöhen</text:p>
          </table:table-cell>
          <table:table-cell office:value-type="string" calcext:value-type="string">
            <text:p>Wenn der Spieler Pfeil nach vorne drückt, fährt der C schneller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rechts lenken</text:p>
          </table:table-cell>
          <table:table-cell office:value-type="string" calcext:value-type="string">
            <text:p>Wenn der Spieler Pfeil nach rechts drückt, fährt der C nach rechts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schwindigkeit verringern</text:p>
          </table:table-cell>
          <table:table-cell office:value-type="string" calcext:value-type="string">
            <text:p>Wenn der Spieler Pfeil rückwärts drückt, <text:s/>dann wird der C langsamer bis die Minimalgeschwindigkeit erreicht ist.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#2 19. Mai 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ach links lenken</text:p>
          </table:table-cell>
          <table:table-cell office:value-type="string" calcext:value-type="string">
            <text:p>Wenn der Spieler Pfeil nach links drückt, fährt der C nach links</text:p>
          </table:table-cell>
          <table:table-cell/>
          <table:table-cell office:value-type="string" calcext:value-type="string">
            <text:p>Levelstruktur, Spielercharaktere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nimationen</text:p>
          </table:table-cell>
          <table:table-cell office:value-type="string" calcext:value-type="string">
            <text:p>Wenn der Fahrradjunge in Bewegung ist, wird die Bewegungsanimation abgespielt</text:p>
          </table:table-cell>
          <table:table-cell/>
          <table:table-cell office:value-type="string" calcext:value-type="string">
            <text:p>Rendering, soll, Spielercharaktere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Nicht-Abonnenten-Briefkasten</text:p>
          </table:table-cell>
          <table:table-cell office:value-type="string" calcext:value-type="string">
            <text:p>Wenn der Spieler in einen Briefkasten trifft, wenn der Briefkasten einem Nicht-Abonnenten gehört, dann passiert nichts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auffüllen</text:p>
          </table:table-cell>
          <table:table-cell office:value-type="string" calcext:value-type="string">
            <text:p>Wenn der Spieler über einen Zeitungshaufen fährt, dann laden sich 10 Zeitungen auf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eitungen leer</text:p>
          </table:table-cell>
          <table:table-cell office:value-type="string" calcext:value-type="string">
            <text:p>Wenn der Spieler eine Zeitung wirft, wenn die Zeitungen leer sind, dann passiert nichts.</text:p>
          </table:table-cell>
          <table:table-cell/>
          <table:table-cell office:value-type="string" calcext:value-type="string">
            <text:p>Interaktion, Spielercharaktere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Ziel erreicht</text:p>
          </table:table-cell>
          <table:table-cell office:value-type="string" calcext:value-type="string">
            <text:p>Wenn der Spieler das Ziel erreicht, wird das Spiel angehalten, die Punkte in die DB geschrieben und das Menü angezeigt</text:p>
          </table:table-cell>
          <table:table-cell/>
          <table:table-cell office:value-type="string" calcext:value-type="string">
            <text:p>Datenbankanbindung, Menüs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 in Abonnenten-Briefkasten</text:p>
          </table:table-cell>
          <table:table-cell office:value-type="string" calcext:value-type="string">
            <text:p>Wenn der Spieler einen Briefkasten trifft, wenn der Briefkasten einem Abonnenten gehört, dann werden ihm 700 Punkte gutgeschrieben.</text:p>
          </table:table-cell>
          <table:table-cell/>
          <table:table-cell office:value-type="string" calcext:value-type="string">
            <text:p>Interaktion</text:p>
          </table:table-cell>
        </table:table-row>
        <table:table-row table:style-name="ro1">
          <table:table-cell office:value-type="string" calcext:value-type="string">
            <text:p>#3 2. Juni 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Gegen Hindernis fahren</text:p>
          </table:table-cell>
          <table:table-cell office:value-type="string" calcext:value-type="string">
            <text:p>Wenn der C gegen ein Hindernis fährt, hat er ein Leben weniger und muss von der Stelle noch mal beginnen.</text:p>
          </table:table-cell>
          <table:table-cell/>
          <table:table-cell office:value-type="string" calcext:value-type="string">
            <text:p>Levelstruktur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chwierigkeitsgrad auswählen</text:p>
          </table:table-cell>
          <table:table-cell office:value-type="string" calcext:value-type="string">
            <text:p>Wenn sich der Spieler im Startmenü befindet, wenn der Spieler einen Schwierigkeitsgrad anklickt, <text:s/>dann wird der Schwierigkeitsgrad als Auswahl gespeichert.</text:p>
          </table:table-cell>
          <table:table-cell/>
          <table:table-cell office:value-type="string" calcext:value-type="string">
            <text:p>Konfiguration aus XML-Datei, Levelstruktur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rfolgreiche Registrierung</text:p>
          </table:table-cell>
          <table:table-cell office:value-type="string" calcext:value-type="string">
            <text:p>Wenn der Spieler im Login-Menü ist, wenn der Spieler neuen Namen eingibt, wenn der Spieler 'OK' klickt, dann ist er mit dem neuen Namen eingeloggt.</text:p>
          </table:table-cell>
          <table:table-cell/>
          <table:table-cell office:value-type="string" calcext:value-type="string">
            <text:p>Datenbankanbindung, Interaktion, Menüs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-Menü</text:p>
          </table:table-cell>
          <table:table-cell office:value-type="string" calcext:value-type="string">
            <text:p>Wenn der Spieler im Startmenü ist, wenn der Spieler auf 'Netzwerk' klickt, dann erscheint das Netzwerk-Menü.</text:p>
          </table:table-cell>
          <table:table-cell/>
          <table:table-cell office:value-type="string" calcext:value-type="string">
            <text:p>Menüs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peichern der Optionen</text:p>
          </table:table-cell>
          <table:table-cell office:value-type="string" calcext:value-type="string">
            <text:p>Wenn der Spieler im Options-Menü ist, wenn der Spieler etwas ändert, wenn der Spieler auf Speichern/OK klickt, dann wird die Einstellung als XML gespeichert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</text:p>
          </table:table-cell>
          <table:table-cell office:value-type="string" calcext:value-type="string">
            <text:p>Wenn sich der Spieler im Startmenü befindet, wenn der Spieler auf Options klickt, dann wechselt die Ansicht in den Options-Screen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Wenn sich der Spieler im Startmenü befindet, wenn der Spieler auf Login klickt, dann wechselt die Ansicht auf den Login-Screen</text:p>
          </table:table-cell>
          <table:table-cell/>
          <table:table-cell office:value-type="string" calcext:value-type="string">
            <text:p>Datenbankanbindung, Interaktion, Menüs</text:p>
          </table:table-cell>
        </table:table-row>
        <table:table-row table:style-name="ro1">
          <table:table-cell office:value-type="string" calcext:value-type="string">
            <text:p>#4 16. Juni 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score-Liste</text:p>
          </table:table-cell>
          <table:table-cell office:value-type="string" calcext:value-type="string">
            <text:p>Wenn der Spieler im Hauptmenü auf Highscore klickt, dann wird die Highscore liste angezeigt.</text:p>
          </table:table-cell>
          <table:table-cell/>
          <table:table-cell office:value-type="string" calcext:value-type="string">
            <text:p>Datenbankanbindung, Menüs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Controller-Steuerung</text:p>
          </table:table-cell>
          <table:table-cell office:value-type="string" calcext:value-type="string">
            <text:p>Wenn sich der Spieler im Options-Menü befindet, wenn der Spieler den Haken bei Controller setzt, dann pass sich die Tastaturbelegung an.</text:p>
          </table:table-cell>
          <table:table-cell/>
          <table:table-cell office:value-type="string" calcext:value-type="string">
            <text:p>kann, Konfiguration aus XML-Datei, Menüs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Tastenbelegung</text:p>
          </table:table-cell>
          <table:table-cell office:value-type="string" calcext:value-type="string">
            <text:p>Wenn sich der Spieler im Options-Menü befindet, wenn der Spieler die Tastatur-Belegung ändert, wenn der Spieler Speichern klickt, dann wird die Änderung gespeichert.</text:p>
          </table:table-cell>
          <table:table-cell/>
          <table:table-cell office:value-type="string" calcext:value-type="string">
            <text:p>Konfiguration aus XML-Datei, Menüs, soll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Lautstärke</text:p>
          </table:table-cell>
          <table:table-cell office:value-type="string" calcext:value-type="string">
            <text:p>Wenn der Spieler das Options-Menü aufruft, wenn der Spieler den Lautstärkeregler ändert, <text:s/>dann passt sich der Spiel-Sound an.</text:p>
          </table:table-cell>
          <table:table-cell/>
          <table:table-cell office:value-type="string" calcext:value-type="string">
            <text:p>Konfiguration aus XML-Datei, Menüs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tions-Menü – Auflösung</text:p>
          </table:table-cell>
          <table:table-cell office:value-type="string" calcext:value-type="string">
            <text:p>Wenn der Spieler das Options-Menü aufruft, wenn der Spieler eine andere Auflösung wählt, wenn der Spieler speichern klickt, dann wird die Auflösung angepasst.</text:p>
          </table:table-cell>
          <table:table-cell/>
          <table:table-cell office:value-type="string" calcext:value-type="string">
            <text:p>Konfiguration aus XML-Datei, Menüs, Rendering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ackgroundmusic</text:p>
          </table:table-cell>
          <table:table-cell office:value-type="string" calcext:value-type="string">
            <text:p>Wenn der Spieler die Anwendung startet, spielt die Menumusik ab, Wenn der Spieler ein spiel startet, <text:s/>spielt die Spielmusik ab 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läuft</text:p>
          </table:table-cell>
          <table:table-cell office:value-type="string" calcext:value-type="string">
            <text:p>Wenn das Netzwerk-Spiel startet, <text:s/>dann wird der entfernte Spieler als Geist angezeigt und parallel gespielt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 startet</text:p>
          </table:table-cell>
          <table:table-cell office:value-type="string" calcext:value-type="string">
            <text:p>Wenn beide Spieler geladen haben, dann wird neben dem Charakter ein blasser zweiter C angezeigt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Netzwerkspiel</text:p>
          </table:table-cell>
          <table:table-cell office:value-type="string" calcext:value-type="string">
            <text:p>Wenn der Spieler im Netzwerk-Menü ist, wenn ein Netzwerk-Spiel verfügbar ist, wenn der Spieler auf 'Bereit' klickt, dann startet ein Netzwerk-Spiel.</text:p>
          </table:table-cell>
          <table:table-cell/>
          <table:table-cell office:value-type="string" calcext:value-type="string">
            <text:p>kann, Netzwerkprogrammierung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reffer-Sound</text:p>
          </table:table-cell>
          <table:table-cell office:value-type="string" calcext:value-type="string">
            <text:p>Wenn der Spieler einen Abonnenten-Briefkasten trifft, dann gibt es einen Treffer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turz-Sound</text:p>
          </table:table-cell>
          <table:table-cell office:value-type="string" calcext:value-type="string">
            <text:p>Wenn der C gegen ein Hindernis fährt, <text:s/>dann gibt es einen Sturz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urf-Sound</text:p>
          </table:table-cell>
          <table:table-cell office:value-type="string" calcext:value-type="string">
            <text:p>Wenn der Spieler eine Zeitung wirft, dann gibt es einen Wurf-Sound.</text:p>
          </table:table-cell>
          <table:table-cell/>
          <table:table-cell office:value-type="string" calcext:value-type="string">
            <text:p>soll, Sound</text:p>
          </table:table-cell>
        </table:table-row>
        <table:table-row table:style-name="ro1">
          <table:table-cell office:value-type="string" calcext:value-type="string">
            <text:p>#5 30. Juni 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Atmo-Sounds</text:p>
          </table:table-cell>
          <table:table-cell office:value-type="string" calcext:value-type="string">
            <text:p>Wenn das Spiel losgeht, dann läuft eine Hintergrundmusik.</text:p>
          </table:table-cell>
          <table:table-cell/>
          <table:table-cell office:value-type="string" calcext:value-type="string">
            <text:p>soll, Sound</text:p>
          </table:table-cell>
        </table:table-row>
      </table:table>
      <table:named-expressions/>
      <table:database-ranges>
        <table:database-range table:name="__Anonymous_Sheet_DB__0" table:target-range-address="Sheet1.A1:Sheet1.G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5:16:03.665112096</dc:date>
    <meta:generator>LibreOffice/4.2.7.2$Linux_X86_64 LibreOffice_project/420m0$Build-2</meta:generator>
    <meta:document-statistic meta:table-count="1" meta:cell-count="229" meta:object-count="0"/>
  </office:meta>
</office:document-meta>
</file>